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5in" style:rel-width="100%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5in" style:rel-column-width="65535*"/>
    </style:style>
    <style:style style:name="Table1.1" style:family="table-row">
      <style:table-row-properties style:row-height="1.25in" fo:keep-together="auto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4347in" style:rel-width="99%" fo:margin-left="0.05in" fo:margin-top="0in" fo:margin-bottom="0in" table:align="left" style:writing-mode="lr-tb"/>
    </style:style>
    <style:style style:name="Table2.A" style:family="table-column">
      <style:table-column-properties style:column-width="6.4347in" style:rel-column-width="9266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4153in" fo:padding-right="0in" fo:padding-top="0in" fo:padding-bottom="0in" fo:border-left="2.25pt dotted #bfbfbf" fo:border-right="none" fo:border-top="none" fo:border-bottom="none"/>
    </style:style>
    <style:style style:name="Table6" style:family="table">
      <style:table-properties style:width="6.4347in" style:rel-width="99%" fo:margin-left="0.05in" fo:margin-top="0in" fo:margin-bottom="0in" table:align="left" style:writing-mode="lr-tb"/>
    </style:style>
    <style:style style:name="Table6.A" style:family="table-column">
      <style:table-column-properties style:column-width="6.4347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4153in" fo:padding-right="0in" fo:padding-top="0in" fo:padding-bottom="0in" fo:border-left="2.25pt dotted #bfbfbf" fo:border-right="none" fo:border-top="none" fo:border-bottom="none"/>
    </style:style>
    <style:style style:name="Table7" style:family="table">
      <style:table-properties style:width="6.4347in" style:rel-width="99%" fo:margin-left="0.05in" fo:margin-top="0in" fo:margin-bottom="0in" table:align="left" style:writing-mode="lr-tb"/>
    </style:style>
    <style:style style:name="Table7.A" style:family="table-column">
      <style:table-column-properties style:column-width="6.4347in" style:rel-column-width="65535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4153in" fo:padding-right="0in" fo:padding-top="0in" fo:padding-bottom="0in" fo:border-left="2.25pt dotted #bfbfbf" fo:border-right="none" fo:border-top="none" fo:border-bottom="none"/>
    </style:style>
    <style:style style:name="Table5" style:family="table">
      <style:table-properties style:width="6.4347in" style:rel-width="99%" fo:margin-left="0.05in" fo:margin-top="0in" fo:margin-bottom="0in" table:align="left" style:writing-mode="lr-tb"/>
    </style:style>
    <style:style style:name="Table5.A" style:family="table-column">
      <style:table-column-properties style:column-width="6.4347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4153in" fo:padding-right="0in" fo:padding-top="0in" fo:padding-bottom="0in" fo:border-left="2.25pt dotted #bfbfbf" fo:border-right="none" fo:border-top="none" fo:border-bottom="none"/>
    </style:style>
    <style:style style:name="Table3" style:family="table">
      <style:table-properties style:width="6.4347in" style:rel-width="99%" fo:margin-left="0.05in" fo:margin-top="0in" fo:margin-bottom="0in" table:align="left" style:writing-mode="lr-tb"/>
    </style:style>
    <style:style style:name="Table3.A" style:family="table-column">
      <style:table-column-properties style:column-width="6.4347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4153in" fo:padding-right="0in" fo:padding-top="0in" fo:padding-bottom="0in" fo:border-left="2.25pt dotted #bfbfbf" fo:border-right="none" fo:border-top="none" fo:border-bottom="none"/>
    </style:style>
    <style:style style:name="Table4" style:family="table">
      <style:table-properties style:width="6.5in" style:rel-width="100%" fo:margin-left="0in" fo:margin-top="0in" fo:margin-bottom="0in" table:align="left" style:writing-mode="lr-tb"/>
    </style:style>
    <style:style style:name="Table4.A" style:family="table-column">
      <style:table-column-properties style:column-width="6.5in" style:rel-column-width="65534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text-properties officeooo:paragraph-rsid="0025f4fd"/>
    </style:style>
    <style:style style:name="P2" style:family="paragraph" style:parent-style-name="Standard">
      <style:text-properties officeooo:paragraph-rsid="0028d041"/>
    </style:style>
    <style:style style:name="P3" style:family="paragraph" style:parent-style-name="Standard">
      <style:text-properties officeooo:paragraph-rsid="00369220"/>
    </style:style>
    <style:style style:name="P4" style:family="paragraph" style:parent-style-name="Standard">
      <style:text-properties officeooo:paragraph-rsid="003a0099"/>
    </style:style>
    <style:style style:name="P5" style:family="paragraph" style:parent-style-name="Standard">
      <style:text-properties officeooo:paragraph-rsid="003abaad"/>
    </style:style>
    <style:style style:name="P6" style:family="paragraph" style:parent-style-name="Standard">
      <style:text-properties officeooo:rsid="003abaad" officeooo:paragraph-rsid="003abaad"/>
    </style:style>
    <style:style style:name="P7" style:family="paragraph" style:parent-style-name="Standard">
      <style:text-properties officeooo:rsid="003abaad" officeooo:paragraph-rsid="003d8403"/>
    </style:style>
    <style:style style:name="P8" style:family="paragraph" style:parent-style-name="Standard">
      <style:text-properties fo:font-weight="bold" officeooo:rsid="003d8403" officeooo:paragraph-rsid="003d8403" style:font-weight-asian="bold" style:font-weight-complex="bold"/>
    </style:style>
    <style:style style:name="P9" style:family="paragraph" style:parent-style-name="Standard">
      <style:text-properties officeooo:paragraph-rsid="003d8403"/>
    </style:style>
    <style:style style:name="P10" style:family="paragraph" style:parent-style-name="Standard">
      <style:text-properties officeooo:paragraph-rsid="003f8322"/>
    </style:style>
    <style:style style:name="P11" style:family="paragraph" style:parent-style-name="Standard">
      <style:paragraph-properties fo:text-align="justify" style:justify-single-word="false"/>
      <style:text-properties officeooo:paragraph-rsid="00346358"/>
    </style:style>
    <style:style style:name="P12" style:family="paragraph" style:parent-style-name="Standard">
      <style:paragraph-properties fo:text-align="justify" style:justify-single-word="false"/>
      <style:text-properties officeooo:paragraph-rsid="003031c1"/>
    </style:style>
    <style:style style:name="P13" style:family="paragraph" style:parent-style-name="Standard">
      <style:paragraph-properties fo:text-align="justify" style:justify-single-word="false"/>
      <style:text-properties officeooo:paragraph-rsid="002f0ff3"/>
    </style:style>
    <style:style style:name="P14" style:family="paragraph" style:parent-style-name="Standard">
      <style:paragraph-properties fo:text-align="justify" style:justify-single-word="false"/>
      <style:text-properties officeooo:paragraph-rsid="0045e29f"/>
    </style:style>
    <style:style style:name="P15" style:family="paragraph" style:parent-style-name="Standard">
      <style:paragraph-properties fo:text-align="justify" style:justify-single-word="false"/>
      <style:text-properties officeooo:rsid="001d5dba" officeooo:paragraph-rsid="0025f4fd"/>
    </style:style>
    <style:style style:name="P16" style:family="paragraph" style:parent-style-name="Standard">
      <style:paragraph-properties fo:text-align="justify" style:justify-single-word="false"/>
      <style:text-properties officeooo:rsid="001d5dba" officeooo:paragraph-rsid="003c13b9"/>
    </style:style>
    <style:style style:name="P17" style:family="paragraph" style:parent-style-name="Standard">
      <style:text-properties officeooo:rsid="001d5dba" officeooo:paragraph-rsid="003a0099"/>
    </style:style>
    <style:style style:name="P18" style:family="paragraph" style:parent-style-name="Standard">
      <style:text-properties officeooo:rsid="001d5dba" officeooo:paragraph-rsid="003abaad"/>
    </style:style>
    <style:style style:name="P19" style:family="paragraph" style:parent-style-name="Standard">
      <style:text-properties officeooo:rsid="001d5dba" officeooo:paragraph-rsid="004834d6"/>
    </style:style>
    <style:style style:name="P20" style:family="paragraph" style:parent-style-name="Standard">
      <style:text-properties officeooo:paragraph-rsid="0043cf14"/>
    </style:style>
    <style:style style:name="P21" style:family="paragraph" style:parent-style-name="Heading_20_3">
      <style:paragraph-properties fo:margin-top="0in" fo:margin-bottom="0in" loext:contextual-spacing="false"/>
    </style:style>
    <style:style style:name="P22" style:family="paragraph" style:parent-style-name="Heading_20_3">
      <style:paragraph-properties fo:margin-top="0in" fo:margin-bottom="0in" loext:contextual-spacing="false"/>
      <style:text-properties officeooo:rsid="001bbe22" officeooo:paragraph-rsid="001bbe22"/>
    </style:style>
    <style:style style:name="P23" style:family="paragraph" style:parent-style-name="Heading_20_3">
      <style:paragraph-properties fo:margin-top="0in" fo:margin-bottom="0in" loext:contextual-spacing="false"/>
      <style:text-properties officeooo:rsid="001bbe22" officeooo:paragraph-rsid="001c170c"/>
    </style:style>
    <style:style style:name="P24" style:family="paragraph" style:parent-style-name="Heading_20_3">
      <style:paragraph-properties fo:margin-top="0in" fo:margin-bottom="0in" loext:contextual-spacing="false"/>
      <style:text-properties officeooo:rsid="001bbe22" officeooo:paragraph-rsid="001cbb78"/>
    </style:style>
    <style:style style:name="P25" style:family="paragraph" style:parent-style-name="Heading_20_3">
      <style:paragraph-properties fo:margin-top="0in" fo:margin-bottom="0in" loext:contextual-spacing="false"/>
      <style:text-properties officeooo:rsid="001c170c"/>
    </style:style>
    <style:style style:name="P26" style:family="paragraph" style:parent-style-name="Contact_20_Info">
      <style:paragraph-properties fo:margin-top="0in" fo:margin-bottom="0in" loext:contextual-spacing="false"/>
    </style:style>
    <style:style style:name="P27" style:family="paragraph" style:parent-style-name="Contact_20_Info_20_Emphasis">
      <style:paragraph-properties fo:margin-top="0in" fo:margin-bottom="0in" loext:contextual-spacing="false"/>
      <style:text-properties officeooo:rsid="0018af17"/>
    </style:style>
    <style:style style:name="P28" style:family="paragraph" style:parent-style-name="Heading_20_2">
      <style:paragraph-properties fo:margin-top="0in" fo:margin-bottom="0.028in" loext:contextual-spacing="false"/>
    </style:style>
    <style:style style:name="P29" style:family="paragraph" style:parent-style-name="Heading_20_2">
      <style:paragraph-properties fo:margin-top="0in" fo:margin-bottom="0.028in" loext:contextual-spacing="false"/>
      <style:text-properties officeooo:paragraph-rsid="001c170c"/>
    </style:style>
    <style:style style:name="P30" style:family="paragraph" style:parent-style-name="Heading_20_2">
      <style:paragraph-properties fo:margin-top="0in" fo:margin-bottom="0.028in" loext:contextual-spacing="false"/>
      <style:text-properties officeooo:paragraph-rsid="001cbb78"/>
    </style:style>
    <style:style style:name="P31" style:family="paragraph" style:parent-style-name="Heading_20_1">
      <style:text-properties officeooo:paragraph-rsid="001cbb78"/>
    </style:style>
    <style:style style:name="P32" style:family="paragraph" style:parent-style-name="Heading_20_1">
      <style:text-properties officeooo:paragraph-rsid="002554df"/>
    </style:style>
    <style:style style:name="P33" style:family="paragraph" style:parent-style-name="Heading_20_1">
      <style:text-properties officeooo:paragraph-rsid="0028d041"/>
    </style:style>
    <style:style style:name="P34" style:family="paragraph" style:parent-style-name="Heading_20_1">
      <style:text-properties officeooo:rsid="001cbb78" officeooo:paragraph-rsid="001bbe22"/>
    </style:style>
    <style:style style:name="P35" style:family="paragraph" style:parent-style-name="Heading_20_1">
      <style:paragraph-properties fo:break-before="page"/>
      <style:text-properties officeooo:paragraph-rsid="0028d041"/>
    </style:style>
    <style:style style:name="P36" style:family="paragraph" style:parent-style-name="Title">
      <style:text-properties officeooo:paragraph-rsid="00380e73"/>
    </style:style>
    <style:style style:name="P37" style:family="paragraph" style:parent-style-name="List_20_Bullet" style:list-style-name="WWNum5">
      <style:paragraph-properties fo:margin-top="0in" fo:margin-bottom="0in" loext:contextual-spacing="true"/>
      <style:text-properties officeooo:paragraph-rsid="001c170c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8af17"/>
    </style:style>
    <style:style style:name="T2" style:family="text">
      <style:text-properties officeooo:rsid="001c170c"/>
    </style:style>
    <style:style style:name="T3" style:family="text">
      <style:text-properties officeooo:rsid="001cbb78"/>
    </style:style>
    <style:style style:name="T4" style:family="text">
      <style:text-properties officeooo:rsid="001d5dba"/>
    </style:style>
    <style:style style:name="T5" style:family="text">
      <style:text-properties officeooo:rsid="001d5dba" loext:padding="0in" loext:border="none"/>
    </style:style>
    <style:style style:name="T6" style:family="text">
      <style:text-properties officeooo:rsid="002f9175"/>
    </style:style>
    <style:style style:name="T7" style:family="text">
      <style:text-properties officeooo:rsid="0031a63b"/>
    </style:style>
    <style:style style:name="T8" style:family="text">
      <style:text-properties officeooo:rsid="00369220"/>
    </style:style>
    <style:style style:name="T9" style:family="text">
      <style:text-properties officeooo:rsid="00380e73"/>
    </style:style>
    <style:style style:name="T10" style:family="text">
      <style:text-properties officeooo:rsid="004c0a0a"/>
    </style:style>
    <style:style style:name="gr1" style:family="graphic">
      <style:graphic-properties draw:stroke="solid" svg:stroke-width="0.0071in" svg:stroke-color="#595959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9in" style:run-through="background" style:wrap="run-through" style:number-wrapped-paragraphs="no-limit" style:vertical-pos="from-top" style:vertical-rel="page" style:horizontal-pos="center" style:horizontal-rel="page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<text:bookmark text:name="_GoBack"/><text:span text:style-name="Intense_20_Emphasis">蔡安理 <text:s/></text:span><text:span text:style-name="T9">Tsai, An-Li</text:span></text:p>
            <text:p text:style-name="P26">32001 桃園市中壢區中大路 300 號 · <text:s/><text:span text:style-name="T1">(03) 422-7151 ext.65968</text:span></text:p>
            <text:p text:style-name="P27">altsai@astro.ncu.edu.tw</text:p>
          </table:table-cell>
        </table:table-row>
      </table:table>
      <text:h text:style-name="Heading_20_1" text:outline-level="1">Experience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P21" text:outline-level="3"><text:span text:style-name="T1">2019</text:span> – <text:span text:style-name="T1">Now</text:span></text:h>
            <text:h text:style-name="P28" text:outline-level="2"><text:span text:style-name="T1">博士後研究員</text:span>, <text:span text:style-name="Subtle_20_Reference"><text:span text:style-name="T1">國立中央大學天文研究所</text:span></text:span></text:h>
          </table:table-cell>
        </table:table-row>
      </table:table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h text:style-name="P22" text:outline-level="3">2018 – 2019</text:h>
            <text:h text:style-name="P30" text:outline-level="2"><text:span text:style-name="T3">助理研究學者</text:span>, <text:span text:style-name="Subtle_20_Reference"><text:span text:style-name="T1">波蘭Astronomical Observatory Institute, Adam Mickiewicz University in Poznan</text:span></text:span></text:h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h text:style-name="P23" text:outline-level="3">2013 – 2017</text:h>
            <text:h text:style-name="P29" text:outline-level="2"><text:span text:style-name="T3">SMA 2nd-shift觀測員</text:span>, <text:span text:style-name="Subtle_20_Reference"><text:span text:style-name="T1">中央研究院天文與天文物理研究所</text:span></text:span></text:h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h text:style-name="P24" text:outline-level="3">2011 – 2017</text:h>
            <text:h text:style-name="P30" text:outline-level="2"><text:span text:style-name="T1">博士後研究員</text:span>, <text:span text:style-name="Subtle_20_Reference"><text:span text:style-name="T1">國立中央大學天文研究所</text:span></text:span></text:h>
          </table:table-cell>
        </table:table-row>
      </table:table>
      <text:h text:style-name="P31" text:outline-level="1">Education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h text:style-name="P25" text:outline-level="3">2011</text:h>
            <text:h text:style-name="P28" text:outline-level="2">理學博士, <text:span text:style-name="Subtle_20_Reference">國立台灣師範大學地球科學研究所</text:span></text:h>
          </table:table-cell>
        </table:table-row>
      </table:table>
      <text:h text:style-name="P34" text:outline-level="1">Language certificate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3830500915" text:style-name="WWNum5">
              <text:list-item>
                <text:p text:style-name="P37">全民台語認證 <text:span text:style-name="T2">C2專業級</text:span></text:p>
              </text:list-item>
            </text:list>
          </table:table-cell>
        </table:table-row>
      </table:table>
      <text:h text:style-name="Heading_20_1" text:outline-level="1">Activities</text:h>
      <text:p text:style-name="P11"><text:span text:style-name="T4">目前為 NASA Astronomy Picture of the Day 台語版「逐工一幅天文圖」( </text:span><text:a xlink:type="simple" xlink:href="http://www.apod.tw/" text:style-name="Internet_20_link" text:visited-style-name="Visited_20_Internet_20_Link"><text:span text:style-name="T4">http://www.apod.tw</text:span></text:a><text:span text:style-name="T4"> ) 的計畫主持人 ，除了每天從事一則英翻台的工作，將天文學的知識寫成台語文之外，同時還製作了 podcast 節目 ( </text:span><text:a xlink:type="simple" xlink:href="https://open.firstory.me/user/apod-taigi/platforms" text:style-name="Internet_20_link" text:visited-style-name="Visited_20_Internet_20_Link"><text:span text:style-name="T5">https://open.firstory.me/user/apod-taigi/platforms</text:span></text:a><text:span text:style-name="T7"> ) ，用台語傳授天文科普知識。台語文的翻譯包含了三個部份：漢羅、POJ 白話字、KIP 台灣閩南語羅馬字拼音方案。每篇文章並附上原文對照，提供給對英台翻譯有興趣的朋友閱讀。最重要的是文末附上天文學相關的生字表，提供給對天文或者對台語文有興趣的民眾，學習天文學的台語詞彙。Podcast節目則包含兩個部份：線上有聲書、天文學知識的講解。線上有聲書的部份是將我每日翻譯的文章，以朗讀的方式呈現，讓看不懂台語文的朋友也可以用聽的方式，理解每張照片所要傳達的內容。天文學知識講解的部份，則會從我翻譯的內容，挑選適合大眾的主題，用台語來講解天文學的知識。</text:span></text:p>
      <text:h text:style-name="P35" text:outline-level="1">預計開設課程：台語天文學（一）（二）</text:h>
      <text:p text:style-name="P19">課程依學生台語能力分為（一）（二），各授課一學期，沒有擋修，同學可以兩門課都選修。</text:p>
      <text:h text:style-name="P32" text:outline-level="1">課程理念</text:h>
      <text:p text:style-name="P15">依照聯合國教科文組織公佈的2009年版世界瀕危語言地圖冊的六大定義中，台語屬於「重大危險」等級，也就是「多被群體內祖父母一代使用；群體內的父母一代能夠理解該語言，但並不會對同年齡層或其兒童使用」。根據中山大學社會系葉高華教授的2017年發表在台灣社會學刊「台灣民眾的家庭語言選擇」一文中，以台語為母語的家庭，1945年以前出生的世代，在家使用台語的比例為71%，但1986-1994年出生的世代，在家使用台語的比例已降至 22%，依照每十年統計結果推估，可推測1995-2005年出生的世代，也就是目前大學生年紀的世代，能使用台語的比例僅剩下10%左右。</text:p>
      <text:p text:style-name="P1"/>
      <text:p text:style-name="P12">教育部於2001年開始將本土語言納入國小的必修課程，但一周僅授課40分鐘。不但授課時數太短，其授課內容也僅限於一般生活用語。但是一個語言的完整性，不應該只侷限在生活用語，而應該是全面性的、在各個學科領域中都能自由使用。以台語在台灣消失的速度來看，國小現行授課方式並無法阻止台語的流逝。國家語言法自前<text:span text:style-name="T6">年</text:span>實施後，<text:span text:style-name="T6">2022 年起，</text:span>國高中也將本土語言納入必修課程。國中小學目前有多起本土語言的沈浸式教學計劃正在執行，大學作為教育的最高學府，更不應該在挽救本土語言的角色中缺席。尤其國立臺灣師範大學更是師範體系中的領頭羊，其行動更具代表性意義。</text:p>
      <text:p text:style-name="P1"/>
      <text:p text:style-name="P14">由於目前的台語文專家多侷限於台語文領域，要在大學開設以台語授課的自然類別通識課程並不容易。而本人具有天文學博士，不但<text:span text:style-name="T8">台語能力達到</text:span> <text:span text:style-name="T8">C2專業級程度，更是NASA Astronomy Picture of the Day 台語版「逐工一幅天文圖」的計畫主持人，非常適合在大學開設以台語授課的通識天文學課程。</text:span></text:p>
      <text:p text:style-name="P3"/>
      <text:p text:style-name="P13">事實上，天文學是一門相當古老的學問，同時也是一門相當前端的學問，其內容包含了數學、物理、化學、生物、地理、海洋等領域的知識，用來探索宇宙未知的祕密。使用台語作為沈浸式教學的語言來學習天文學，除了可以訓練學生的台語能力，學習範圍更可以涵蓋相當廣的學科領域以及最新知識，是一門在通識領域中，非常適合用來訓練學生運用台語來學習自然領域的課程。</text:p>
      <text:h text:style-name="P32" text:outline-level="1">課程目標</text:h>
      <text:p text:style-name="P16">考慮到學生的台語程度，課程會依台語程度分為（一）（二）。（一）給沒有台語基礎的同學們上，華語台語參雜授課。授課內容台語文比重為70%，天文學比重為30%。目的為訓練同學具備台語文的聽說讀寫能力，同時也學習到基礎的天文學知識。（二）給有台語基礎的同學們上，台語授課，課程講義使用台語文撰寫。授課內容台語文比重為30%，天文學比重為70%。天文學內容為一般通識天文學的程度，目的為訓練同學能以台語文學習天文學的能力。學生可以依照自己的台語程度以及學習天文的比重選擇（一）或（二）或兩者都修。</text:p>
      <text:h text:style-name="P33" text:outline-level="1"/>
      <text:h text:style-name="P35" text:outline-level="1">課程綱要</text:h>
      <text:p text:style-name="P17">（一）</text:p>
      <text:p text:style-name="P4"/>
      <text:p text:style-name="P8">70% 台語文</text:p>
      <text:p text:style-name="P4">台語導論、拼音文字</text:p>
      <text:p text:style-name="Standard">母音</text:p>
      <text:p text:style-name="Standard">子音</text:p>
      <text:p text:style-name="P5">鼻母音</text:p>
      <text:p text:style-name="Standard">喉音</text:p>
      <text:p text:style-name="Standard">入聲</text:p>
      <text:p text:style-name="Standard">聲調</text:p>
      <text:p text:style-name="Standard">變調</text:p>
      <text:p text:style-name="Standard"/>
      <text:p text:style-name="P8">30% 天文學</text:p>
      <text:p text:style-name="P6">天文學名詞</text:p>
      <text:p text:style-name="P18">「逐工一幅天文圖」文章閱讀並講解天文學知識</text:p>
      <text:p text:style-name="Standard"/>
      <text:p text:style-name="Standard">期中筆試：考天文學名詞的台語文聽、寫</text:p>
      <text:p text:style-name="P5">期末作業：選一篇<text:span text:style-name="T4">「逐工一幅天文圖」文章，讀懂並錄音朗讀。</text:span></text:p>
      <text:p text:style-name="P4"/>
      <text:p text:style-name="P4"/>
      <text:p text:style-name="P4"/>
      <text:p text:style-name="P4">（二）</text:p>
      <text:p text:style-name="P4"/>
      <text:p text:style-name="P8">30% 台語文</text:p>
      <text:p text:style-name="P4">台語文複習</text:p>
      <text:p text:style-name="P7">天文學的台語名詞</text:p>
      <text:p text:style-name="P7"/>
      <text:p text:style-name="P8">70% 天文學</text:p>
      <text:p text:style-name="P4">咱的天空</text:p>
      <text:p text:style-name="Standard">天文觀測</text:p>
      <text:p text:style-name="Standard">望遠鏡、太空計畫</text:p>
      <text:p text:style-name="Standard">太陽地球月球系統</text:p>
      <text:p text:style-name="Standard">太陽系類地行星</text:p>
      <text:p text:style-name="Standard">太陽系類木行星</text:p>
      <text:p text:style-name="Standard">太陽系小天體</text:p>
      <text:p text:style-name="Standard">恆星演化</text:p>
      <text:p text:style-name="Standard">銀河系</text:p>
      <text:p text:style-name="Standard">系外星系</text:p>
      <text:p text:style-name="Standard">系外行星</text:p>
      <text:p text:style-name="Standard"/>
      <text:p text:style-name="P10">期中作業：選一篇<text:span text:style-name="T4">「逐工一幅天文圖」文章，讀懂並錄音朗讀。</text:span></text:p>
      <text:p text:style-name="P20">期末筆試：天文學考卷以台語文出題，全部選擇題<text:span text:style-name="T4">。</text:span></text:p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adornments="Regular" style:font-pitch="variable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595959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78in" fo:margin-bottom="0.139in" loext:contextual-spacing="true" fo:keep-together="always" fo:keep-with-next="always"/>
      <style:text-properties fo:text-transform="uppercase" fo:color="#262626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in" fo:margin-bottom="0.028in" loext:contextual-spacing="false"/>
      <style:text-properties fo:text-transform="uppercase" fo:color="#1d824c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156138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156138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0e4025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0e4025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style:use-window-font-color="true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style:use-window-font-color="true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0555in" fo:margin-bottom="0in" loext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lor="#0e4125" style:font-name="Consolas" fo:font-family="Consolas" style:font-family-generic="roman" style:font-pitch="variable" fo:font-weight="bold" style:font-weight-asian="bold" style:font-size-complex="10pt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DejaVu Sans" style:font-family-complex="'DejaVu Sans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/>
    <style:style style:name="List_20_Number" style:display-name="List Number" style:family="paragraph" style:parent-style-name="Standard" style:default-outline-level="">
      <style:paragraph-properties fo:margin-top="0in" fo:margin-bottom="0in" loext:contextual-spacing="tru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161616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139in" fo:margin-bottom="0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25in" fo:margin-bottom="0.25in" loext:contextual-spacing="false" fo:text-align="center" style:justify-single-word="false" fo:padding-left="0in" fo:padding-right="0in" fo:padding-top="0.139in" fo:padding-bottom="0.139in" fo:border-left="none" fo:border-right="none" fo:border-top="0.51pt solid #1d824c" fo:border-bottom="0.51pt solid #1d824c"/>
      <style:text-properties fo:color="#1d824c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loext:contextual-spacing="false" fo:text-indent="0in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1d824c" style:shadow="#000000 0.0035in 0.0035in"/>
      <style:text-properties fo:color="#1d824c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.111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.111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loext:contextual-spacing="false" fo:line-height="200%" fo:text-indent="0in" style:auto-text-indent="false"/>
    </style:style>
    <style:style style:name="Closing" style:family="paragraph" style:parent-style-name="Standard" style:default-outline-level="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528in" fo:margin-right="0in" fo:text-indent="-0.1528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055in" fo:margin-right="0in" fo:text-indent="-0.1528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4583in" fo:margin-right="0in" fo:text-indent="-0.1528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11in" fo:margin-right="0in" fo:text-indent="-0.1528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7638in" fo:margin-right="0in" fo:text-indent="-0.1528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0.9165in" fo:margin-right="0in" fo:text-indent="-0.1528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0693in" fo:margin-right="0in" fo:text-indent="-0.1528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222in" fo:margin-right="0in" fo:text-indent="-0.1528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3752in" fo:margin-right="0in" fo:text-indent="-0.1528in" style:auto-text-indent="false"/>
    </style:style>
    <style:style style:name="index_20_heading" style:display-name="index heading" style:family="paragraph" style:parent-style-name="Standard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loext:contextual-spacing="true" fo:text-indent="-0.2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loext:contextual-spacing="true" fo:text-indent="-0.2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loext:contextual-spacing="true" fo:text-indent="-0.25in" style:auto-text-indent="false"/>
    </style:style>
    <style:style style:name="List_20_Bullet_20_3" style:display-name="List Bullet 3" style:family="paragraph" style:parent-style-name="Standard" style:default-outline-level="">
      <style:paragraph-properties fo:margin-top="0in" fo:margin-bottom="0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loext:contextual-spacing="true" fo:text-indent="0in" style:auto-text-indent="false"/>
    </style:style>
    <style:style style:name="List_20_Number_20_2" style:display-name="List Number 2" style:family="paragraph" style:parent-style-name="Standard" style:default-outline-level="">
      <style:paragraph-properties fo:margin-top="0in" fo:margin-bottom="0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text-indent="-0.75in" style:auto-text-indent="false" fo:background-color="#cccccc" fo:padding="0.0138in" fo:border="0.74pt solid #000000"/>
      <style:text-properties style:font-name="Georgia" fo:font-family="Georg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3in" fo:margin-right="0in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528in" fo:margin-right="0in" fo:text-indent="-0.1528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style:font-name="Georgia" fo:font-family="Georg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Macro_20_Text_20_Char" style:display-name="Macro Text Char" style:family="text" style:parent-style-name="Default_20_Paragraph_20_Font">
      <style:text-properties fo:color="#0e4125" style:font-name="Consolas" fo:font-family="Consolas" style:font-family-generic="roman" style:font-pitch="variable" fo:font-weight="bold" style:font-weight-asian="bold" style:font-size-complex="10pt"/>
    </style:style>
    <style:style style:name="Title_20_Char" style:display-name="Title Ch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DejaVu Sans" style:font-family-complex="'DejaVu Sans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/>
    </style:style>
    <style:style style:name="Heading_20_1_20_Char" style:display-name="Heading 1 Char" style:family="text" style:parent-style-name="Default_20_Paragraph_20_Font">
      <style:text-properties fo:text-transform="uppercase" fo:color="#262626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text-transform="uppercase" fo:color="#1d824c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fo:font-weight="bold" style:font-weight-asian="bold"/>
    </style:style>
    <style:style style:name="Heading_20_4_20_Char" style:display-name="Heading 4 Char" style:family="text" style:parent-style-name="Default_20_Paragraph_20_Font">
      <style:text-properties fo:color="#156138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style:use-window-font-color="true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style:use-window-font-color="true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1d824c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 style:parent-style-name="Default_20_Paragraph_20_Font">
      <style:text-properties fo:color="#5a5a5a" style:font-name-asian="Calibri1" style:font-family-asian="Calibri" style:font-family-generic-asian="system" style:font-pitch-asian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_20_Char" style:display-name="Body Text 3 Char" style:family="text" style:parent-style-name="Default_20_Paragraph_20_Font">
      <style:text-properties style:font-size-complex="8pt"/>
    </style:style>
    <style:style style:name="Body_20_Text_20_Indent_20_3_20_Char" style:display-name="Body Text Indent 3 Ch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_20_Text_20_Char" style:display-name="Comment Text Char" style:family="text" style:parent-style-name="Default_20_Paragraph_20_Font">
      <style:text-properties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size-complex="10pt" style:font-weight-complex="bold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size-complex="10pt"/>
    </style:style>
    <style:style style:name="Footnote_20_Text_20_Char" style:display-name="Footnote Text Ch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Heading_20_7_20_Char" style:display-name="Heading 7 Char" style:family="text" style:parent-style-name="Default_20_Paragraph_20_Font">
      <style:text-properties fo:color="#0e4025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 style:parent-style-name="Default_20_Paragraph_20_Font"/>
    <style:style style:name="Body_20_Text_20_First_20_Indent_20_2_20_Char" style:display-name="Body Text First Indent 2 Char" style:family="text" style:parent-style-name="Body_20_Text_20_Indent_20_Char"/>
    <style:style style:name="Body_20_Text_20_Indent_20_2_20_Char" style:display-name="Body Text Indent 2 Char" style:family="text" style:parent-style-name="Default_20_Paragraph_20_Font"/>
    <style:style style:name="Closing_20_Char" style:display-name="Closing Char" style:family="text" style:parent-style-name="Default_20_Paragraph_20_Font"/>
    <style:style style:name="Date_20_Char" style:display-name="Date Char" style:family="text" style:parent-style-name="Default_20_Paragraph_20_Font"/>
    <style:style style:name="E-mail_20_Signature_20_Char" style:display-name="E-mail Signature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llowedHyperlink" style:family="text" style:parent-style-name="Default_20_Paragraph_20_Font">
      <style:text-properties fo:color="#bf4a27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5_20_Char" style:display-name="Heading 5 Char" style:family="text" style:parent-style-name="Default_20_Paragraph_20_Font">
      <style:text-properties fo:color="#156138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0e4025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Message_20_Header_20_Char" style:display-name="Message Header Ch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/>
    <style:style style:name="page_20_number" style:display-name="page number" style:family="text" style:parent-style-name="Default_20_Paragraph_20_Font"/>
    <style:style style:name="Salutation_20_Char" style:display-name="Salutation Char" style:family="text" style:parent-style-name="Default_20_Paragraph_20_Font"/>
    <style:style style:name="Signature_20_Char" style:display-name="Signature Ch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ListLabel_20_1" style:display-name="ListLabel 1" style:family="text">
      <style:text-properties fo:color="#1d824c"/>
    </style:style>
    <style:style style:name="ListLabel_20_2" style:display-name="ListLabel 2" style:family="text">
      <style:text-properties fo:color="#1d824c"/>
    </style:style>
    <style:style style:name="ListLabel_20_3" style:display-name="ListLabel 3" style:family="text">
      <style:text-properties fo:color="#1d824c" fo:font-size="12pt" style:font-size-asian="12pt"/>
    </style:style>
    <style:style style:name="ListLabel_20_4" style:display-name="ListLabel 4" style:family="text">
      <style:text-properties fo:color="#1d824c" fo:font-size="12pt" style:font-size-asian="12pt"/>
    </style:style>
    <style:style style:name="ListLabel_20_5" style:display-name="ListLabel 5" style:family="text">
      <style:text-properties fo:color="#1d824c" fo:font-size="12pt" style:font-size-asian="12pt"/>
    </style:style>
    <style:style style:name="ListLabel_20_6" style:display-name="ListLabel 6" style:family="text">
      <style:text-properties fo:color="#1d824c" fo:font-size="11pt" style:font-size-asian="11pt"/>
    </style:style>
    <style:style style:name="ListLabel_20_7" style:display-name="ListLabel 7" style:family="text">
      <style:text-properties fo:color="#1d824c" fo:font-size="11pt" style:font-size-asian="11pt"/>
    </style:style>
    <style:style style:name="ListLabel_20_8" style:display-name="ListLabel 8" style:family="text">
      <style:text-properties fo:color="#1d824c" fo:font-size="11pt" style:font-size-asian="11pt"/>
    </style:style>
    <style:style style:name="ListLabel_20_9" style:display-name="ListLabel 9" style:family="text">
      <style:text-properties fo:color="#1d824c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8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071in" svg:stroke-color="#595959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57in" fo:margin-top="0in" fo:margin-bottom="0.0209in" style:run-through="background" style:wrap="run-through" style:number-wrapped-paragraphs="no-limit" style:vertical-pos="from-top" style:vertical-rel="page" style:horizontal-pos="center" style:horizontal-rel="page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6598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5in" fo:margin-left="0in" fo:margin-right="0in" fo:margin-top="0.21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98in" fo:margin-left="0in" fo:margin-right="0in" fo:margin-bottom="0.220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line text:anchor-type="paragraph" style:rel-width="100%" draw:z-index="0" draw:name="Straight Connector 5" draw:style-name="Mgr1" draw:text-style-name="MP1" svg:x1="-0.0984in" svg:y1="1.9028in" svg:x2="8.5988in" svg:y2="1.9035in"><svg:desc>Header dividing line</svg:desc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8T18:28:16.061269455</meta:creation-date>
    <dc:date>2021-02-11T22:43:35.975699866</dc:date>
    <meta:editing-duration>PT6H11M22S</meta:editing-duration>
    <meta:generator>LibreOffice/6.0.7.3$Linux_X86_64 LibreOffice_project/00m0$Build-3</meta:generator>
    <meta:editing-cycles>21</meta:editing-cycles>
    <meta:document-statistic meta:table-count="7" meta:image-count="0" meta:object-count="0" meta:page-count="3" meta:paragraph-count="63" meta:word-count="1813" meta:character-count="2255" meta:non-whitespace-character-count="2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Chrono Resume.dotx" xlink:href=""/>
  </office:meta>
</office:document-meta>
</file>